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Liberation Sans', 'DejaVu Sans', sans-serif"/>
    <style:font-face style:name="Hoefler Text" svg:font-family="'Hoefler Text', Cambria, Georgia, 'Times New Roman', Times, serif"/>
    <style:font-face style:name="Mangal1" svg:font-family="Mangal"/>
    <style:font-face style:name="Times New Roman1" svg:font-family="'Times New Roman'"/>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9fe97"/>
    </style:style>
    <style:style style:name="P2" style:family="paragraph" style:parent-style-name="Standard">
      <style:text-properties officeooo:paragraph-rsid="000bb37f"/>
    </style:style>
    <style:style style:name="P3" style:family="paragraph" style:parent-style-name="Standard">
      <style:text-properties officeooo:paragraph-rsid="000ce180"/>
    </style:style>
    <style:style style:name="P4" style:family="paragraph" style:parent-style-name="Standard">
      <style:text-properties officeooo:rsid="000ce180" officeooo:paragraph-rsid="000ce180"/>
    </style:style>
    <style:style style:name="P5" style:family="paragraph" style:parent-style-name="Standard">
      <style:text-properties officeooo:paragraph-rsid="000eb3ad"/>
    </style:style>
    <style:style style:name="P6" style:family="paragraph" style:parent-style-name="Standard">
      <style:text-properties officeooo:paragraph-rsid="000fefc8"/>
    </style:style>
    <style:style style:name="T1" style:family="text">
      <style:text-properties fo:font-variant="normal" fo:text-transform="none" fo:color="#000000" style:font-name="Verdana" fo:font-size="18pt" fo:letter-spacing="normal" fo:font-style="normal" fo:font-weight="normal"/>
    </style:style>
    <style:style style:name="T2" style:family="text">
      <style:text-properties fo:font-variant="normal" fo:text-transform="none" fo:color="#000000" style:font-name="Arial1" fo:font-size="10.5pt" fo:letter-spacing="normal" fo:font-style="normal" fo:font-weight="normal"/>
    </style:style>
    <style:style style:name="T3" style:family="text">
      <style:text-properties fo:font-variant="normal" fo:text-transform="none" fo:color="#000000" style:font-name="Hoefler Text" fo:font-size="12pt" fo:letter-spacing="normal" fo:font-style="normal" fo:font-weight="normal"/>
    </style:style>
    <style:style style:name="T4" style:family="text">
      <style:text-properties fo:font-variant="normal" fo:text-transform="none" fo:color="#000000" style:font-name="Hoefler Text" fo:font-size="12pt" fo:letter-spacing="normal" fo:font-style="normal" fo:font-weight="normal" officeooo:rsid="000eb3ad"/>
    </style:style>
    <style:style style:name="T5" style:family="text">
      <style:text-properties fo:font-variant="normal" fo:text-transform="none" fo:color="#000000" style:font-name="Hoefler Text" fo:font-size="12pt" fo:letter-spacing="normal" fo:font-style="normal" fo:font-weight="normal" officeooo:rsid="000fefc8"/>
    </style:style>
    <style:style style:name="T6" style:family="text">
      <style:text-properties fo:font-variant="normal" fo:text-transform="none" fo:color="#000000" style:font-name="Hoefler Text" fo:font-size="12pt" fo:letter-spacing="normal" fo:font-style="normal" fo:font-weight="bold" style:font-weight-asian="bold" style:font-weight-complex="bold"/>
    </style:style>
    <style:style style:name="T7" style:family="text">
      <style:text-properties fo:font-variant="normal" fo:text-transform="none" fo:color="#000000" style:font-name="Hoefler Text" fo:font-size="12pt" fo:letter-spacing="normal" fo:font-style="normal" fo:font-weight="bold" officeooo:rsid="000eb3ad" style:font-weight-asian="bold" style:font-weight-complex="bold"/>
    </style:style>
    <style:style style:name="T8" style:family="text">
      <style:text-properties fo:font-variant="normal" fo:text-transform="none" fo:color="#000000" style:font-name="Hoefler Text" fo:font-size="12pt" fo:letter-spacing="normal" fo:font-style="normal" fo:font-weight="bold" officeooo:rsid="000fefc8" style:font-weight-asian="bold" style:font-weight-complex="bold"/>
    </style:style>
    <style:style style:name="T9" style:family="text">
      <style:text-properties fo:font-variant="normal" fo:text-transform="none" fo:color="#000000" style:font-name="Times New Roman1" fo:font-size="24pt" fo:letter-spacing="normal" fo:font-style="normal" fo:font-weight="normal"/>
    </style:style>
    <style:style style:name="T10" style:family="text">
      <style:text-properties officeooo:rsid="000bdf2e"/>
    </style:style>
    <style:style style:name="T11" style:family="text">
      <style:text-properties officeooo:rsid="000c6d38"/>
    </style:style>
    <style:style style:name="T12" style:family="text">
      <style:text-properties officeooo:rsid="000cf774"/>
    </style:style>
    <style:style style:name="T13" style:family="text">
      <style:text-properties officeooo:rsid="000eb3a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line-break/><text:line-break/>Implementation /process<text:line-break/><text:line-break/><text:line-break/><text:span text:style-name="T12">software development method </text:span></text:p>
      <text:p text:style-name="P5"/>
      <text:p text:style-name="P6"><text:span text:style-name="T13">the agile software development methology <text:line-break/><text:line-break/>producto wner adciser of studies .<text:line-break/><text:line-break/></text:span><text:span text:style-name="T3">Agile development principles encourage active ‘user’ involvement throughout the product’s development and a very cooperative collaborative approach. </text:span><text:span text:style-name="T4">The user in this instanc was the projects superviour . </text:span><text:span text:style-name="T3">This </text:span><text:span text:style-name="T4">process </text:span><text:span text:style-name="T3"><text:s/>provides excellent visibility for </text:span><text:span text:style-name="T4">the project supervoisu </text:span><text:span text:style-name="T3"><text:s/>both of the project’s progress and of the product itself, which in turn helps to ensure that expectations are effectively managed.<text:line-break/><text:line-break/></text:span><text:span text:style-name="T5">Agile manifesto : </text:span><text:span text:style-name="T8">working osftware over comprehensive documentation </text:span><text:span text:style-name="T5">, while there is value on the item on the right we value the irem on the left more. <text:s/>Principle : working software is the primary measure of progress . </text:span><text:span text:style-name="T3"><text:line-break/><text:line-break/>Above all other points, the ability for agile development requirements to emerge and evolve, and the ability to embrace change (with the appropriate trade-offs), the team build the right product. It’s all too common in more traditional projects to deliver a “successful” project in IT terms and find that the product is not what was expected, needed or hoped for. In agile development, the emphasis is absolutely on building the </text:span><text:span text:style-name="T6">right product.</text:span><text:span text:style-name="T3"><text:line-break/><text:line-break/></text:span><text:span text:style-name="T5">­</text:span><text:span text:style-name="T3">Small incremental releases made visible to the product owner and product team through its development help to identify any issues early and make it easier to respond to change. The clear visibility in agile development helps to ensure that any necessary decisions can be taken at the earliest possible opportunity </text:span><text:span text:style-name="T4"><text:s text:c="3"/>- </text:span><text:span text:style-name="T7">Talk about first spring prototype </text:span><text:span text:style-name="T3"><text:line-break/><text:line-break/>Instead the timescale is fixed and requirements emerge and evolve as the product is developed. Of course for this to work, it’s imperative to have an actively involved stakeholder who understands this concept and makes the necessary trade-off decisions, trading existing scope for new. - <text:s/></text:span><text:span text:style-name="T7">Could work around other course constains </text:span><text:line-break/><text:line-break/><text:line-break/><text:span text:style-name="T9">At regular intervals, the team reflects on how </text:span><text:line-break/><text:span text:style-name="T9">to become more effective, then tunes and adjusts </text:span><text:line-break/><text:span text:style-name="T9">its behavior accordingly.</text:span> <text:line-break/><text:line-break/></text:p>
      <text:p text:style-name="P4">Version control and ticketing engine</text:p>
      <text:p text:style-name="P3"><text:line-break/><text:span text:style-name="T10">The version control system git hub was used to manage and record changes to the code implementation of the software product as the project progressed.<text:line-break/><text:line-break/>The software allowed for rapid prototyping to be done in a confident manor due to the system </text:span><text:soft-page-break/><text:span text:style-name="T10">allowing changes to the master copy of the code to be made in incremental steps / allowing a record of all changes the master copy the be viewed from anywhere online &amp; <text:s/>and <text:s/>the accessibility of errors pushed the master version of the web application to be reverted .</text:span></text:p>
      <text:p text:style-name="P2"><text:line-break/><text:span text:style-name="T11">As the scale of the project increasde new fucntionalaty durring he mid point devloemnt phase of the project the merge brach ing fucntionality allowd </text:span></text:p>
      <text:p text:style-name="P2"><text:span text:style-name="T2">Each of us can freely branch each and every feature we need to work on, get it working in a sandbox (without interference from our shared repository) and when we are ready merge it back in. "Keeping up" with the changes of other is as easy as occasionally merging,</text:span><text:span text:style-name="T1"> </text:span></text:p>
      <text:p text:style-name="P1"><text:line-break/><text:span text:style-name="T10">The github ticket engine wa also used to tarck </text:span><text:s text:c="2"/>Ideas/<text:span text:style-name="T10">feature implemntation progress and </text:span><text:s/>bugs. <text:span text:style-name="T10">Through out the decevlopemtn proces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Liberation Sans', 'DejaVu Sans', sans-serif"/>
    <style:font-face style:name="Hoefler Text" svg:font-family="'Hoefler Text', Cambria, Georgia, 'Times New Roman', Times, serif"/>
    <style:font-face style:name="Mangal1" svg:font-family="Mangal"/>
    <style:font-face style:name="Times New Roman1" svg:font-family="'Times New Roman'"/>
    <style:font-face style:name="Verdana" svg:font-family="Verdana, Genev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55:53.965000000</meta:creation-date>
    <dc:date>2014-02-19T20:25:43.477000000</dc:date>
    <meta:editing-duration>PT2H29M27S</meta:editing-duration>
    <meta:editing-cycles>4</meta:editing-cycles>
    <meta:generator>LibreOffice/4.1.4.2$Windows_x86 LibreOffice_project/0a0440ccc0227ad9829de5f46be37cfb6edcf72</meta:generator>
    <meta:document-statistic meta:table-count="0" meta:image-count="0" meta:object-count="0" meta:page-count="2" meta:paragraph-count="7" meta:word-count="498" meta:character-count="3124" meta:non-whitespace-character-count="2592"/>
  </office:meta>
</office:document-meta>
</file>